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E00000094DED51490.png"/>
  <manifest:file-entry manifest:media-type="image/png" manifest:full-path="Pictures/10000000000000E000000037199CFF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763cm" svg:height="3.915cm" svg:x="3.679cm" svg:y="5.053cm">
          <draw:image xlink:href="Pictures/100000000000022E00000094DED51490.png" xlink:type="simple" xlink:show="embed" xlink:actuate="onLoad">
            <text:p/>
          </draw:image>
        </draw:frame>
        <draw:frame draw:style-name="gr1" draw:text-style-name="P1" draw:layer="layout" svg:width="5.926cm" svg:height="1.454cm" svg:x="8.098cm" svg:y="10.584cm">
          <draw:image xlink:href="Pictures/10000000000000E000000037199CFF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22T13:27:52</meta:creation-date>
    <dc:date>2011-11-22T13:30:22</dc:date>
    <meta:editing-duration>PT00H02M32S</meta:editing-duration>
    <meta:editing-cycles>1</meta:editing-cycles>
    <meta:document-statistic meta:object-count="2"/>
    <meta:generator>OpenOffice.org/3.2$Unix OpenOffice.org_project/320m19$Build-9505</meta:generator>
  </office:meta>
</office:document-meta>
</file>